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<text:a xlink:href="python://get_label(o.invoice_id,%20'user_id')" xlink:type="simple">laber for user_id</text:a></text:p>
          </table:table-cell>
          <table:table-cell table:style-name="ce1" office:value-type="string" calcext:value-type="string">
            <text:p><text:a xlink:href="python://get_label(o.invoice_id,%20'number')" xlink:type="simple">laber for number</text:a></text:p>
          </table:table-cell>
          <table:table-cell table:style-name="ce1" office:value-type="string" calcext:value-type="string">
            <text:p><text:a xlink:href="python://get_label(o.invoice_id,%20'partner_id')" xlink:type="simple">laber for partner_id</text:a></text:p>
          </table:table-cell>
          <table:table-cell table:style-name="ce1" office:value-type="string" calcext:value-type="string">
            <text:p><text:a xlink:href="python://get_label(o.invoice_id,%20'date_invoice')" xlink:type="simple">laber for date_invoice</text:a></text:p>
          </table:table-cell>
          <table:table-cell table:style-name="ce1" office:value-type="string" calcext:value-type="string">
            <text:p><text:a xlink:href="python://get_label(o.invoice_id,%20'date_due')" xlink:type="simple">laber for date_due</text:a></text:p>
          </table:table-cell>
          <table:table-cell table:style-name="ce1" office:value-type="string" calcext:value-type="string">
            <text:p><text:a xlink:href="python://get_label(o.invoice_id,%20'amount_total')" xlink:type="simple">laber for amount_total</text:a></text:p>
          </table:table-cell>
          <table:table-cell table:style-name="ce1" office:value-type="string" calcext:value-type="string">
            <text:p><text:a xlink:href="python://get_label(o.invoice_id,%20'residual')" xlink:type="simple">laber for residual</text:a></text:p>
          </table:table-cell>
          <table:table-cell table:style-name="ce1" office:value-type="string" calcext:value-type="string">
            <text:p><text:a xlink:href="python://get_label(o,%20'amount')" xlink:type="simple">laber for amount</text:a></text:p>
          </table:table-cell>
          <table:table-cell table:style-name="ce1" office:value-type="string" calcext:value-type="string">
            <text:p><text:a xlink:href="python://get_label(o,%20'invoice_commission_percentage')" xlink:type="simple">laber for invoice_commission_percentage</text:a>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for%20each=%22obj%20in%20objects%22" xlink:type="simple">&lt;for&gt;</text:a></text:p>
          </table:table-cell>
          <table:covered-table-cell table:number-columns-repeated="8" table:style-name="ce3"/>
        </table:table-row>
        <table:table-row table:style-name="ro1">
          <table:table-cell table:style-name="ce3" office:value-type="string" calcext:value-type="string">
            <text:p><text:a xlink:href="python://if%20test=%22obj.invoice_id.user_id%22" xlink:type="simple">&lt;if&gt;</text:a><text:a xlink:href="python://obj.invoice_id.user_id.name" xlink:type="simple">Salesman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number" xlink:type="simple">Invoice Number</text:a></text:p>
          </table:table-cell>
          <table:table-cell table:style-name="ce3" office:value-type="string" calcext:value-type="string">
            <text:p><text:a xlink:href="python://if%20test=%22obj.invoice_id.partner_id%22" xlink:type="simple">&lt;if&gt;</text:a><text:a xlink:href="python://obj.invoice_id.partner_id" xlink:type="simple">Customer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date_invoice" xlink:type="simple">Invoice Date</text:a></text:p>
          </table:table-cell>
          <table:table-cell table:style-name="ce3" office:value-type="string" calcext:value-type="string">
            <text:p><text:a xlink:href="python://obj.invoice_id.date_due" xlink:type="simple">Due Date</text:a></text:p>
          </table:table-cell>
          <table:table-cell table:style-name="ce3" office:value-type="string" calcext:value-type="string">
            <text:p><text:a xlink:href="python://obj.invoice_id.amount_total" xlink:type="simple">Invoice Total</text:a></text:p>
          </table:table-cell>
          <table:table-cell table:style-name="ce3" office:value-type="string" calcext:value-type="string">
            <text:p><text:a xlink:href="python://obj.invoice_id.residual" xlink:type="simple">Invoice Balance</text:a></text:p>
          </table:table-cell>
          <table:table-cell table:style-name="ce3" office:value-type="string" calcext:value-type="string">
            <text:p><text:a xlink:href="python://obj.amount" xlink:type="simple">Amount</text:a></text:p>
          </table:table-cell>
          <table:table-cell table:style-name="ce3" office:value-type="string" calcext:value-type="string">
            <text:p><text:a xlink:href="python://obj.invoice_commission_percentage" xlink:type="simple">Commission Percentage</text:a>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thon:///for" xlink:type="simple">&lt;/for&gt;</text:a></text:p>
          </table:table-cell>
          <table:covered-table-cell table:number-columns-repeated="8" table:style-name="ce3"/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00-00-00T10:20:12.8832127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4-07-31T20:24:20.734378172</meta:creation-date>
    <meta:generator>LibreOffice/4.1.4.2$Linux_X86_64 LibreOffice_project/410m0$Build-2</meta:generator>
    <dc:date>2014-08-01T10:20:36.752277101</dc:date>
    <dc:creator>Glen Sojo</dc:creator>
    <meta:editing-duration>PT16M9S</meta:editing-duration>
    <meta:editing-cycles>7</meta:editing-cycles>
    <meta:document-statistic meta:table-count="1" meta:cell-count="20" meta:object-count="0"/>
  </office:meta>
</office:document-meta>
</file>